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d82a" officeooo:paragraph-rsid="000dd82a"/>
    </style:style>
    <style:style style:name="P2" style:family="paragraph" style:parent-style-name="Standard" style:list-style-name="L1">
      <style:text-properties officeooo:rsid="000df935" officeooo:paragraph-rsid="000df935"/>
    </style:style>
    <style:style style:name="P3" style:family="paragraph" style:parent-style-name="Standard" style:list-style-name="L1">
      <style:text-properties officeooo:rsid="000fbcdb" officeooo:paragraph-rsid="000fbcdb"/>
    </style:style>
    <style:style style:name="P4" style:family="paragraph" style:parent-style-name="Standard" style:list-style-name="L1">
      <style:text-properties officeooo:rsid="00119494" officeooo:paragraph-rsid="00119494"/>
    </style:style>
    <style:style style:name="P5" style:family="paragraph" style:parent-style-name="Standard" style:list-style-name="L1">
      <style:text-properties officeooo:rsid="0012fe75" officeooo:paragraph-rsid="0012fe75"/>
    </style:style>
    <style:style style:name="P6" style:family="paragraph" style:parent-style-name="Standard" style:list-style-name="L1">
      <style:text-properties officeooo:rsid="00167a0e" officeooo:paragraph-rsid="00167a0e"/>
    </style:style>
    <style:style style:name="P7" style:family="paragraph" style:parent-style-name="Standard" style:list-style-name="L1">
      <style:text-properties officeooo:rsid="0018242c" officeooo:paragraph-rsid="0018242c"/>
    </style:style>
    <style:style style:name="P8" style:family="paragraph" style:parent-style-name="Standard" style:list-style-name="L1">
      <style:text-properties officeooo:rsid="0018b830" officeooo:paragraph-rsid="0018b830"/>
    </style:style>
    <style:style style:name="P9" style:family="paragraph" style:parent-style-name="Standard" style:list-style-name="L1">
      <style:text-properties officeooo:rsid="001b84a4" officeooo:paragraph-rsid="001b84a4"/>
    </style:style>
    <style:style style:name="T1" style:family="text">
      <style:text-properties officeooo:rsid="00119494"/>
    </style:style>
    <style:style style:name="T2" style:family="text">
      <style:text-properties officeooo:rsid="00147526"/>
    </style:style>
    <style:style style:name="T3" style:family="text">
      <style:text-properties officeooo:rsid="0019bc9d"/>
    </style:style>
    <style:style style:name="T4" style:family="text">
      <style:text-properties officeooo:rsid="001d3e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91955712655602459" text:style-name="L1">
        <text:list-item>
          <text:p text:style-name="P1">The Ultrasonic Sensor</text:p>
          <text:list>
            <text:list-item>
              <text:p text:style-name="P1">Describe the structure &amp; function of the Ultrasonic Sensor.</text:p>
            </text:list-item>
            <text:list-item>
              <text:p text:style-name="P1">Describe how the Ultrasonic Sensor interfaces with the controller.</text:p>
            </text:list-item>
            <text:list-item>
              <text:p text:style-name="P2">Describe the performance of the Ultrasonic Sensor.</text:p>
            </text:list-item>
          </text:list>
          <text:p text:style-name="P3"/>
        </text:list-item>
        <text:list-item>
          <text:p text:style-name="P3">The <text:span text:style-name="T1">Microphone</text:span></text:p>
          <text:list>
            <text:list-item>
              <text:p text:style-name="P4">Describe the structure &amp; function of the Microphone.</text:p>
            </text:list-item>
            <text:list-item>
              <text:p text:style-name="P5">Describe how the Microphone <text:span text:style-name="T2">interfaces with the controller.</text:span></text:p>
            </text:list-item>
            <text:list-item>
              <text:p text:style-name="P6">Describe the performance of the Microphone.</text:p>
            </text:list-item>
          </text:list>
          <text:p text:style-name="P7"/>
        </text:list-item>
        <text:list-item>
          <text:p text:style-name="P7">The Accelerometer</text:p>
          <text:list>
            <text:list-item>
              <text:p text:style-name="P7">Describe the structure &amp; function of the Accelerometer.</text:p>
            </text:list-item>
            <text:list-item>
              <text:p text:style-name="P8">Describe how the Accelerometer <text:span text:style-name="T3">interfaces with the controller.</text:span></text:p>
            </text:list-item>
            <text:list-item>
              <text:p text:style-name="P9">Describe the performance of the <text:span text:style-name="T4">Accelerometer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6:56:19.247859644</meta:creation-date>
    <dc:date>2017-03-29T00:25:44.825842813</dc:date>
    <meta:editing-duration>PT7H47M3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8" meta:character-count="568" meta:non-whitespace-character-count="504"/>
  </office:meta>
</office:document-meta>
</file>